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4.775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4.695cm"/>
    </style:style>
    <style:style style:name="co11" style:family="table-column">
      <style:table-column-properties fo:break-before="auto" style:column-width="4.239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5.861cm"/>
    </style:style>
    <style:style style:name="co15" style:family="table-column">
      <style:table-column-properties fo:break-before="auto" style:column-width="5.927cm"/>
    </style:style>
    <style:style style:name="co16" style:family="table-column">
      <style:table-column-properties fo:break-before="auto" style:column-width="3.937cm"/>
    </style:style>
    <style:style style:name="co17" style:family="table-column">
      <style:table-column-properties fo:break-before="auto" style:column-width="5.847cm"/>
    </style:style>
    <style:style style:name="co18" style:family="table-column">
      <style:table-column-properties fo:break-before="auto" style:column-width="5.953cm"/>
    </style:style>
    <style:style style:name="co19" style:family="table-column">
      <style:table-column-properties fo:break-before="auto" style:column-width="4.487cm"/>
    </style:style>
    <style:style style:name="co20" style:family="table-column">
      <style:table-column-properties fo:break-before="auto" style:column-width="4.985cm"/>
    </style:style>
    <style:style style:name="co21" style:family="table-column">
      <style:table-column-properties fo:break-before="auto" style:column-width="4.186cm"/>
    </style:style>
    <style:style style:name="co22" style:family="table-column">
      <style:table-column-properties fo:break-before="auto" style:column-width="5.036cm"/>
    </style:style>
    <style:style style:name="co23" style:family="table-column">
      <style:table-column-properties fo:break-before="auto" style:column-width="2.655cm"/>
    </style:style>
    <style:style style:name="co24" style:family="table-column">
      <style:table-column-properties fo:break-before="auto" style:column-width="2.865cm"/>
    </style:style>
    <style:style style:name="co25" style:family="table-column">
      <style:table-column-properties fo:break-before="auto" style:column-width="5.9cm"/>
    </style:style>
    <style:style style:name="co26" style:family="table-column">
      <style:table-column-properties fo:break-before="auto" style:column-width="8.151cm"/>
    </style:style>
    <style:style style:name="co27" style:family="table-column">
      <style:table-column-properties fo:break-before="auto" style:column-width="2.263cm"/>
    </style:style>
    <style:style style:name="co28" style:family="table-column">
      <style:table-column-properties fo:break-before="auto" style:column-width="4.068cm"/>
    </style:style>
    <style:style style:name="co29" style:family="table-column">
      <style:table-column-properties fo:break-before="auto" style:column-width="4.251cm"/>
    </style:style>
    <style:style style:name="co30" style:family="table-column">
      <style:table-column-properties fo:break-before="auto" style:column-width="2.538cm"/>
    </style:style>
    <style:style style:name="co31" style:family="table-column">
      <style:table-column-properties fo:break-before="auto" style:column-width="2.459cm"/>
    </style:style>
    <style:style style:name="co32" style:family="table-column">
      <style:table-column-properties fo:break-before="auto" style:column-width="2.29cm"/>
    </style:style>
    <style:style style:name="co33" style:family="table-column">
      <style:table-column-properties fo:break-before="auto" style:column-width="2.328cm"/>
    </style:style>
    <style:style style:name="co34" style:family="table-column">
      <style:table-column-properties fo:break-before="auto" style:column-width="4.852cm"/>
    </style:style>
    <style:style style:name="co35" style:family="table-column">
      <style:table-column-properties fo:break-before="auto" style:column-width="6.018cm"/>
    </style:style>
    <style:style style:name="co36" style:family="table-column">
      <style:table-column-properties fo:break-before="auto" style:column-width="5.808cm"/>
    </style:style>
    <style:style style:name="co37" style:family="table-column">
      <style:table-column-properties fo:break-before="auto" style:column-width="3.99cm"/>
    </style:style>
    <style:style style:name="co38" style:family="table-column">
      <style:table-column-properties fo:break-before="auto" style:column-width="5.835cm"/>
    </style:style>
    <style:style style:name="co39" style:family="table-column">
      <style:table-column-properties fo:break-before="auto" style:column-width="4.63cm"/>
    </style:style>
    <style:style style:name="co40" style:family="table-column">
      <style:table-column-properties fo:break-before="auto" style:column-width="4.382cm"/>
    </style:style>
    <style:style style:name="co41" style:family="table-column">
      <style:table-column-properties fo:break-before="auto" style:column-width="5.128cm"/>
    </style:style>
    <style:style style:name="co42" style:family="table-column">
      <style:table-column-properties fo:break-before="auto" style:column-width="2.302cm"/>
    </style:style>
    <style:style style:name="co43" style:family="table-column">
      <style:table-column-properties fo:break-before="auto" style:column-width="6.004cm"/>
    </style:style>
    <style:style style:name="co44" style:family="table-column">
      <style:table-column-properties fo:break-before="auto" style:column-width="8.137cm"/>
    </style:style>
    <style:style style:name="co45" style:family="table-column">
      <style:table-column-properties fo:break-before="auto" style:column-width="1.976cm"/>
    </style:style>
    <style:style style:name="co46" style:family="table-column">
      <style:table-column-properties fo:break-before="auto" style:column-width="4.71cm"/>
    </style:style>
    <style:style style:name="co47" style:family="table-column">
      <style:table-column-properties fo:break-before="auto" style:column-width="4.644cm"/>
    </style:style>
    <style:style style:name="co48" style:family="table-column">
      <style:table-column-properties fo:break-before="auto" style:column-width="2.341cm"/>
    </style:style>
    <style:style style:name="co49" style:family="table-column">
      <style:table-column-properties fo:break-before="auto" style:column-width="3.258cm"/>
    </style:style>
    <style:style style:name="co50" style:family="table-column">
      <style:table-column-properties fo:break-before="auto" style:column-width="3.113cm"/>
    </style:style>
    <style:style style:name="co51" style:family="table-column">
      <style:table-column-properties fo:break-before="auto" style:column-width="4.618cm"/>
    </style:style>
    <style:style style:name="co52" style:family="table-column">
      <style:table-column-properties fo:break-before="auto" style:column-width="3.048cm"/>
    </style:style>
    <style:style style:name="co53" style:family="table-column">
      <style:table-column-properties fo:break-before="auto" style:column-width="6.135cm"/>
    </style:style>
    <style:style style:name="co54" style:family="table-column">
      <style:table-column-properties fo:break-before="auto" style:column-width="6.057cm"/>
    </style:style>
    <style:style style:name="co55" style:family="table-column">
      <style:table-column-properties fo:break-before="auto" style:column-width="6.031cm"/>
    </style:style>
    <style:style style:name="co56" style:family="table-column">
      <style:table-column-properties fo:break-before="auto" style:column-width="5.533cm"/>
    </style:style>
    <style:style style:name="co57" style:family="table-column">
      <style:table-column-properties fo:break-before="auto" style:column-width="5.69cm"/>
    </style:style>
    <style:style style:name="co58" style:family="table-column">
      <style:table-column-properties fo:break-before="auto" style:column-width="5.219cm"/>
    </style:style>
    <style:style style:name="co59" style:family="table-column">
      <style:table-column-properties fo:break-before="auto" style:column-width="2.42cm"/>
    </style:style>
    <style:style style:name="co60" style:family="table-column">
      <style:table-column-properties fo:break-before="auto" style:column-width="3.519cm"/>
    </style:style>
    <style:style style:name="co61" style:family="table-column">
      <style:table-column-properties fo:break-before="auto" style:column-width="2.08cm"/>
    </style:style>
    <style:style style:name="co62" style:family="table-column">
      <style:table-column-properties fo:break-before="auto" style:column-width="2.314cm"/>
    </style:style>
    <style:style style:name="co63" style:family="table-column">
      <style:table-column-properties fo:break-before="auto" style:column-width="2.577cm"/>
    </style:style>
    <style:style style:name="co64" style:family="table-column">
      <style:table-column-properties fo:break-before="auto" style:column-width="3.126cm"/>
    </style:style>
    <style:style style:name="co65" style:family="table-column">
      <style:table-column-properties fo:break-before="auto" style:column-width="4.277cm"/>
    </style:style>
    <style:style style:name="co66" style:family="table-column">
      <style:table-column-properties fo:break-before="auto" style:column-width="5.965cm"/>
    </style:style>
    <style:style style:name="co67" style:family="table-column">
      <style:table-column-properties fo:break-before="auto" style:column-width="4.828cm"/>
    </style:style>
    <style:style style:name="co68" style:family="table-column">
      <style:table-column-properties fo:break-before="auto" style:column-width="5.193cm"/>
    </style:style>
    <style:style style:name="co69" style:family="table-column">
      <style:table-column-properties fo:break-before="auto" style:column-width="5.325cm"/>
    </style:style>
    <style:style style:name="co70" style:family="table-column">
      <style:table-column-properties fo:break-before="auto" style:column-width="2.184cm"/>
    </style:style>
    <style:style style:name="co71" style:family="table-column">
      <style:table-column-properties fo:break-before="auto" style:column-width="2.21cm"/>
    </style:style>
    <style:style style:name="co72" style:family="table-column">
      <style:table-column-properties fo:break-before="auto" style:column-width="5.821cm"/>
    </style:style>
    <style:style style:name="co73" style:family="table-column">
      <style:table-column-properties fo:break-before="auto" style:column-width="5.796cm"/>
    </style:style>
    <style:style style:name="co74" style:family="table-column">
      <style:table-column-properties fo:break-before="auto" style:column-width="4.094cm"/>
    </style:style>
    <style:style style:name="co75" style:family="table-column">
      <style:table-column-properties fo:break-before="auto" style:column-width="2.133cm"/>
    </style:style>
    <style:style style:name="co76" style:family="table-column">
      <style:table-column-properties fo:break-before="auto" style:column-width="2.942cm"/>
    </style:style>
    <style:style style:name="co77" style:family="table-column">
      <style:table-column-properties fo:break-before="auto" style:column-width="5.782cm"/>
    </style:style>
    <style:style style:name="co78" style:family="table-column">
      <style:table-column-properties fo:break-before="auto" style:column-width="4.043cm"/>
    </style:style>
    <style:style style:name="co79" style:family="table-column">
      <style:table-column-properties fo:break-before="auto" style:column-width="4.016cm"/>
    </style:style>
    <style:style style:name="co80" style:family="table-column">
      <style:table-column-properties fo:break-before="auto" style:column-width="5.874cm"/>
    </style:style>
    <style:style style:name="co81" style:family="table-column">
      <style:table-column-properties fo:break-before="auto" style:column-width="5.429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992cm"/>
    </style:style>
    <style:style style:name="co84" style:family="table-column">
      <style:table-column-properties fo:break-before="auto" style:column-width="4.879cm"/>
    </style:style>
    <style:style style:name="co85" style:family="table-column">
      <style:table-column-properties fo:break-before="auto" style:column-width="1.949cm"/>
    </style:style>
    <style:style style:name="co86" style:family="table-column">
      <style:table-column-properties fo:break-before="auto" style:column-width="4.12cm"/>
    </style:style>
    <style:style style:name="co87" style:family="table-column">
      <style:table-column-properties fo:break-before="auto" style:column-width="2.237cm"/>
    </style:style>
    <style:style style:name="co88" style:family="table-column">
      <style:table-column-properties fo:break-before="auto" style:column-width="2.249cm"/>
    </style:style>
    <style:style style:name="co89" style:family="table-column">
      <style:table-column-properties fo:break-before="auto" style:column-width="2.067cm"/>
    </style:style>
    <style:style style:name="co90" style:family="table-column">
      <style:table-column-properties fo:break-before="auto" style:column-width="2.616cm"/>
    </style:style>
    <style:style style:name="co91" style:family="table-column">
      <style:table-column-properties fo:break-before="auto" style:column-width="2.917cm"/>
    </style:style>
    <style:style style:name="co92" style:family="table-column">
      <style:table-column-properties fo:break-before="auto" style:column-width="14.314cm"/>
    </style:style>
    <style:style style:name="co93" style:family="table-column">
      <style:table-column-properties fo:break-before="auto" style:column-width="3.052cm"/>
    </style:style>
    <style:style style:name="co94" style:family="table-column">
      <style:table-column-properties fo:break-before="auto" style:column-width="7.107cm"/>
    </style:style>
    <style:style style:name="co95" style:family="table-column">
      <style:table-column-properties fo:break-before="auto" style:column-width="5.798cm"/>
    </style:style>
    <style:style style:name="co96" style:family="table-column">
      <style:table-column-properties fo:break-before="auto" style:column-width="2.856cm"/>
    </style:style>
    <style:style style:name="co97" style:family="table-column">
      <style:table-column-properties fo:break-before="auto" style:column-width="10.021cm"/>
    </style:style>
    <style:style style:name="co98" style:family="table-column">
      <style:table-column-properties fo:break-before="auto" style:column-width="2.789cm"/>
    </style:style>
    <style:style style:name="co99" style:family="table-column">
      <style:table-column-properties fo:break-before="auto" style:column-width="2.812cm"/>
    </style:style>
    <style:style style:name="co100" style:family="table-column">
      <style:table-column-properties fo:break-before="auto" style:column-width="4.228cm"/>
    </style:style>
    <style:style style:name="co101" style:family="table-column">
      <style:table-column-properties fo:break-before="auto" style:column-width="4.838cm"/>
    </style:style>
    <style:style style:name="co102" style:family="table-column">
      <style:table-column-properties fo:break-before="auto" style:column-width="1.983cm"/>
    </style:style>
    <style:style style:name="co103" style:family="table-column">
      <style:table-column-properties fo:break-before="auto" style:column-width="1.961cm"/>
    </style:style>
    <style:style style:name="co104" style:family="table-column">
      <style:table-column-properties fo:break-before="auto" style:column-width="5.863cm"/>
    </style:style>
    <style:style style:name="co105" style:family="table-column">
      <style:table-column-properties fo:break-before="auto" style:column-width="5.994cm"/>
    </style:style>
    <style:style style:name="co106" style:family="table-column">
      <style:table-column-properties fo:break-before="auto" style:column-width="4.032cm"/>
    </style:style>
    <style:style style:name="co107" style:family="table-column">
      <style:table-column-properties fo:break-before="auto" style:column-width="1.939cm"/>
    </style:style>
    <style:style style:name="co108" style:family="table-column">
      <style:table-column-properties fo:break-before="auto" style:column-width="5.939cm"/>
    </style:style>
    <style:style style:name="co109" style:family="table-column">
      <style:table-column-properties fo:break-before="auto" style:column-width="2.397cm"/>
    </style:style>
    <style:style style:name="co110" style:family="table-column">
      <style:table-column-properties fo:break-before="auto" style:column-width="3.814cm"/>
    </style:style>
    <style:style style:name="co111" style:family="table-column">
      <style:table-column-properties fo:break-before="auto" style:column-width="3.531cm"/>
    </style:style>
    <style:style style:name="co112" style:family="table-column">
      <style:table-column-properties fo:break-before="auto" style:column-width="3.988cm"/>
    </style:style>
    <style:style style:name="co113" style:family="table-column">
      <style:table-column-properties fo:break-before="auto" style:column-width="3.792cm"/>
    </style:style>
    <style:style style:name="co114" style:family="table-column">
      <style:table-column-properties fo:break-before="auto" style:column-width="7.214cm"/>
    </style:style>
    <style:style style:name="co115" style:family="table-column">
      <style:table-column-properties fo:break-before="auto" style:column-width="3.902cm"/>
    </style:style>
    <style:style style:name="co116" style:family="table-column">
      <style:table-column-properties fo:break-before="auto" style:column-width="4.861cm"/>
    </style:style>
    <style:style style:name="co117" style:family="table-column">
      <style:table-column-properties fo:break-before="auto" style:column-width="4.752cm"/>
    </style:style>
    <style:style style:name="co118" style:family="table-column">
      <style:table-column-properties fo:break-before="auto" style:column-width="1.831cm"/>
    </style:style>
    <style:style style:name="co119" style:family="table-column">
      <style:table-column-properties fo:break-before="auto" style:column-width="1.873cm"/>
    </style:style>
    <style:style style:name="co120" style:family="table-column">
      <style:table-column-properties fo:break-before="auto" style:column-width="3.967cm"/>
    </style:style>
    <style:style style:name="co121" style:family="table-column">
      <style:table-column-properties fo:break-before="auto" style:column-width="2.092cm"/>
    </style:style>
    <style:style style:name="co122" style:family="table-column">
      <style:table-column-properties fo:break-before="auto" style:column-width="3.946cm"/>
    </style:style>
    <style:style style:name="co123" style:family="table-column">
      <style:table-column-properties fo:break-before="auto" style:column-width="2.136cm"/>
    </style:style>
    <style:style style:name="co124" style:family="table-column">
      <style:table-column-properties fo:break-before="auto" style:column-width="2.311cm"/>
    </style:style>
    <style:style style:name="co125" style:family="table-column">
      <style:table-column-properties fo:break-before="auto" style:column-width="3.7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29" style:family="table-cell" style:parent-style-name="Default">
      <style:table-cell-properties fo:background-color="#4b02a1" fo:border="none"/>
    </style:style>
    <style:style style:name="odfdo_auto_34" style:family="table-cell" style:parent-style-name="Default">
      <style:table-cell-properties fo:background-color="#8606a7" fo:border="none"/>
    </style:style>
    <style:style style:name="odfdo_auto_55" style:family="table-cell" style:parent-style-name="Default">
      <style:table-cell-properties fo:border="none"/>
      <style:text-properties fo:color="#ff0000"/>
    </style:style>
    <style:style style:name="odfdo_auto_27" style:family="table-cell" style:parent-style-name="Default">
      <style:table-cell-properties fo:background-color="#2f0496" fo:border="none"/>
    </style:style>
    <style:style style:name="odfdo_auto_28" style:family="table-cell" style:parent-style-name="Default">
      <style:table-cell-properties fo:background-color="#3d039c" fo:border="none"/>
    </style:style>
    <style:style style:name="odfdo_auto_32" style:family="table-cell" style:parent-style-name="Default">
      <style:table-cell-properties fo:background-color="#6f00a8" fo:border="none"/>
    </style:style>
    <style:style style:name="odfdo_auto_33" style:family="table-cell" style:parent-style-name="Default">
      <style:table-cell-properties fo:background-color="#7b02a8" fo:border="none"/>
    </style:style>
    <style:style style:name="odfdo_auto_35" style:family="table-cell" style:parent-style-name="Default">
      <style:table-cell-properties fo:background-color="#910ea3" fo:border="none"/>
    </style:style>
    <style:style style:name="odfdo_auto_30" style:family="table-cell" style:parent-style-name="Default">
      <style:table-cell-properties fo:background-color="#5601a4" fo:border="none"/>
    </style:style>
    <style:style style:name="odfdo_auto_31" style:family="table-cell" style:parent-style-name="Default">
      <style:table-cell-properties fo:background-color="#6300a7" fo:border="none"/>
    </style:style>
    <style:style style:name="odfdo_auto_26" style:family="table-cell" style:parent-style-name="Default">
      <style:table-cell-properties fo:background-color="#1f058f" fo:border="none"/>
    </style:style>
    <style:style style:name="odfdo_auto_36" style:family="table-cell" style:parent-style-name="Default">
      <style:table-cell-properties fo:background-color="#9c179e" fo:border="none"/>
    </style:style>
    <style:style style:name="odfdo_auto_37" style:family="table-cell" style:parent-style-name="Default">
      <style:table-cell-properties fo:background-color="#a62098" fo:border="none"/>
    </style:style>
    <style:style style:name="odfdo_auto_38" style:family="table-cell" style:parent-style-name="Default">
      <style:table-cell-properties fo:background-color="#af2892" fo:border="none"/>
    </style:style>
    <style:style style:name="odfdo_auto_39" style:family="table-cell" style:parent-style-name="Default">
      <style:table-cell-properties fo:background-color="#b8318a" fo:border="none"/>
    </style:style>
    <style:style style:name="odfdo_auto_40" style:family="table-cell" style:parent-style-name="Default">
      <style:table-cell-properties fo:background-color="#c03a83" fo:border="none"/>
    </style:style>
    <style:style style:name="odfdo_auto_42" style:family="table-cell" style:parent-style-name="Default">
      <style:table-cell-properties fo:background-color="#cf4b75" fo:border="none"/>
    </style:style>
    <style:style style:name="odfdo_auto_46" style:family="table-cell" style:parent-style-name="Default">
      <style:table-cell-properties fo:background-color="#e86f5a" fo:border="none"/>
    </style:style>
    <style:style style:name="odfdo_auto_44" style:family="table-cell" style:parent-style-name="Default">
      <style:table-cell-properties fo:background-color="#dc5d67" fo:border="none"/>
    </style:style>
    <style:style style:name="odfdo_auto_45" style:family="table-cell" style:parent-style-name="Default">
      <style:table-cell-properties fo:background-color="#e36660" fo:border="none"/>
    </style:style>
    <style:style style:name="odfdo_auto_43" style:family="table-cell" style:parent-style-name="Default">
      <style:table-cell-properties fo:background-color="#d6546e" fo:border="none"/>
    </style:style>
    <style:style style:name="odfdo_auto_41" style:family="table-cell" style:parent-style-name="Default">
      <style:table-cell-properties fo:background-color="#c8437b" fo:border="none"/>
    </style:style>
    <style:style style:name="odfdo_auto_47" style:family="table-cell" style:parent-style-name="Default">
      <style:table-cell-properties fo:background-color="#ed7953" fo:border="none"/>
    </style:style>
    <style:style style:name="odfdo_auto_48" style:family="table-cell" style:parent-style-name="Default">
      <style:table-cell-properties fo:background-color="#f2834c" fo:border="none"/>
    </style:style>
    <style:style style:name="odfdo_auto_49" style:family="table-cell" style:parent-style-name="Default">
      <style:table-cell-properties fo:background-color="#f68d45" fo:border="none"/>
    </style:style>
    <style:style style:name="odfdo_auto_51" style:family="table-cell" style:parent-style-name="Default">
      <style:table-cell-properties fo:background-color="#fca238" fo:border="none"/>
    </style:style>
    <style:style style:name="odfdo_auto_52" style:family="table-cell" style:parent-style-name="Default">
      <style:table-cell-properties fo:background-color="#fdae31" fo:border="none"/>
    </style:style>
    <style:style style:name="odfdo_auto_50" style:family="table-cell" style:parent-style-name="Default">
      <style:table-cell-properties fo:background-color="#f9973f" fo:border="none"/>
    </style:style>
    <style:style style:name="odfdo_auto_53" style:family="table-cell" style:parent-style-name="Default">
      <style:table-cell-properties fo:background-color="#feba2b" fo:border="none"/>
    </style:style>
  </office:automatic-styles>
  <office:body>
    <office:spreadsheet>
      <table:table table:name="bessel_J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" table:style-name="ta1">
        <table:table-column table:style-name="co13" table:default-cell-style-name="Default"/>
        <table:table-column table:style-name="co14" table:default-cell-style-name="odfdo_auto_7"/>
        <table:table-column table:style-name="co15" table:default-cell-style-name="odfdo_auto_7"/>
        <table:table-column table:style-name="co16" table:default-cell-style-name="odfdo_auto_3"/>
        <table:table-column table:style-name="co17" table:default-cell-style-name="odfdo_auto_7"/>
        <table:table-column table:style-name="co4" table:default-cell-style-name="odfdo_auto_55"/>
        <table:table-column table:style-name="co18" table:default-cell-style-name="odfdo_auto_7"/>
        <table:table-column table:style-name="co5" table:default-cell-style-name="odfdo_auto_7"/>
        <table:table-column table:style-name="co19" table:default-cell-style-name="odfdo_auto_7"/>
        <table:table-column table:style-name="co20" table:default-cell-style-name="odfdo_auto_7"/>
        <table:table-column table:style-name="co21" table:default-cell-style-name="odfdo_auto_27"/>
        <table:table-column table:style-name="co22" table:default-cell-style-name="odfdo_auto_28"/>
        <table:table-column table:style-name="co23" table:default-cell-style-name="odfdo_auto_7"/>
        <table:table-column table:style-name="co24" table:default-cell-style-name="odfdo_auto_7"/>
        <table:table-column table:style-name="co25" table:default-cell-style-name="odfdo_auto_7"/>
        <table:table-column table:style-name="co26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28" table:default-cell-style-name="odfdo_auto_18"/>
        <table:table-column table:style-name="co29" table:default-cell-style-name="odfdo_auto_19"/>
        <table:table-column table:style-name="co9" table:default-cell-style-name="odfdo_auto_7"/>
        <table:table-column table:style-name="co30" table:default-cell-style-name="odfdo_auto_7"/>
        <table:table-column table:style-name="co31" table:default-cell-style-name="odfdo_auto_7"/>
        <table:table-column table:style-name="co32" table:default-cell-style-name="odfdo_auto_7"/>
        <table:table-column table:style-name="co3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" table:style-name="ta1">
        <table:table-column table:style-name="co34" table:default-cell-style-name="Default"/>
        <table:table-column table:style-name="co2" table:default-cell-style-name="odfdo_auto_34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26"/>
        <table:table-column table:style-name="co4" table:default-cell-style-name="odfdo_auto_55"/>
        <table:table-column table:style-name="co2" table:default-cell-style-name="odfdo_auto_26"/>
        <table:table-column table:style-name="co5" table:default-cell-style-name="odfdo_auto_7"/>
        <table:table-column table:style-name="co3" table:number-columns-repeated="2" table:default-cell-style-name="odfdo_auto_26"/>
        <table:table-column table:style-name="co3" table:default-cell-style-name="odfdo_auto_27"/>
        <table:table-column table:style-name="co3" table:default-cell-style-name="odfdo_auto_28"/>
        <table:table-column table:style-name="co6" table:default-cell-style-name="odfdo_auto_26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11" table:number-columns-repeated="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" table:style-name="ta1">
        <table:table-column table:style-name="co13" table:default-cell-style-name="Default"/>
        <table:table-column table:style-name="co35" table:default-cell-style-name="odfdo_auto_7"/>
        <table:table-column table:style-name="co36" table:default-cell-style-name="odfdo_auto_7"/>
        <table:table-column table:style-name="co37" table:default-cell-style-name="odfdo_auto_3"/>
        <table:table-column table:style-name="co18" table:default-cell-style-name="odfdo_auto_7"/>
        <table:table-column table:style-name="co4" table:default-cell-style-name="odfdo_auto_55"/>
        <table:table-column table:style-name="co38" table:default-cell-style-name="odfdo_auto_7"/>
        <table:table-column table:style-name="co5" table:default-cell-style-name="odfdo_auto_7"/>
        <table:table-column table:style-name="co39" table:default-cell-style-name="odfdo_auto_7"/>
        <table:table-column table:style-name="co40" table:default-cell-style-name="odfdo_auto_7"/>
        <table:table-column table:style-name="co6" table:default-cell-style-name="odfdo_auto_27"/>
        <table:table-column table:style-name="co41" table:default-cell-style-name="odfdo_auto_28"/>
        <table:table-column table:style-name="co32" table:default-cell-style-name="odfdo_auto_7"/>
        <table:table-column table:style-name="co42" table:default-cell-style-name="odfdo_auto_7"/>
        <table:table-column table:style-name="co43" table:default-cell-style-name="odfdo_auto_7"/>
        <table:table-column table:style-name="co44" table:default-cell-style-name="odfdo_auto_7"/>
        <table:table-column table:style-name="co5" table:default-cell-style-name="odfdo_auto_7"/>
        <table:table-column table:style-name="co45" table:default-cell-style-name="odfdo_auto_7"/>
        <table:table-column table:style-name="co46" table:default-cell-style-name="odfdo_auto_18"/>
        <table:table-column table:style-name="co47" table:default-cell-style-name="odfdo_auto_19"/>
        <table:table-column table:style-name="co9" table:default-cell-style-name="odfdo_auto_7"/>
        <table:table-column table:style-name="co48" table:default-cell-style-name="odfdo_auto_7"/>
        <table:table-column table:style-name="co49" table:default-cell-style-name="odfdo_auto_7"/>
        <table:table-column table:style-name="co50" table:default-cell-style-name="odfdo_auto_7"/>
        <table:table-column table:style-name="co5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K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4" office:value-type="string" calcext:value-type="string">
            <text:p>Integer | Expression</text:p>
          </table:table-cell>
          <table:table-cell table:number-columns-repeated="2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 | PolynomialRing_field_with_category.element_class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9" office:value-type="string" calcext:value-type="string">
            <text:p>Expression | ComplexDoubleElement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untime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35" office:value-type="string" calcext:value-type="string">
            <text:p>Expression | RuntimeErro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H" table:style-name="ta1">
        <table:table-column table:style-name="co52" table:default-cell-style-name="Default"/>
        <table:table-column table:style-name="co25" table:default-cell-style-name="odfdo_auto_34"/>
        <table:table-column table:style-name="co53" table:default-cell-style-name="odfdo_auto_55"/>
        <table:table-column table:style-name="co16" table:default-cell-style-name="odfdo_auto_3"/>
        <table:table-column table:style-name="co54" table:default-cell-style-name="odfdo_auto_26"/>
        <table:table-column table:style-name="co4" table:default-cell-style-name="odfdo_auto_55"/>
        <table:table-column table:style-name="co55" table:default-cell-style-name="odfdo_auto_26"/>
        <table:table-column table:style-name="co5" table:default-cell-style-name="odfdo_auto_7"/>
        <table:table-column table:style-name="co22" table:default-cell-style-name="odfdo_auto_26"/>
        <table:table-column table:style-name="co56" table:default-cell-style-name="odfdo_auto_26"/>
        <table:table-column table:style-name="co57" table:default-cell-style-name="odfdo_auto_27"/>
        <table:table-column table:style-name="co58" table:default-cell-style-name="odfdo_auto_28"/>
        <table:table-column table:style-name="co48" table:default-cell-style-name="odfdo_auto_26"/>
        <table:table-column table:style-name="co59" table:default-cell-style-name="odfdo_auto_7"/>
        <table:table-column table:style-name="co15" table:default-cell-style-name="odfdo_auto_7"/>
        <table:table-column table:style-name="co54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60" table:default-cell-style-name="odfdo_auto_18"/>
        <table:table-column table:style-name="co37" table:default-cell-style-name="odfdo_auto_19"/>
        <table:table-column table:style-name="co9" table:default-cell-style-name="odfdo_auto_7"/>
        <table:table-column table:style-name="co61" table:default-cell-style-name="odfdo_auto_7"/>
        <table:table-column table:style-name="co32" table:default-cell-style-name="odfdo_auto_7"/>
        <table:table-column table:style-name="co62" table:default-cell-style-name="odfdo_auto_7"/>
        <table:table-column table:style-name="co6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H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struve_L" table:style-name="ta1">
        <table:table-column table:style-name="co64" table:default-cell-style-name="Default"/>
        <table:table-column table:style-name="co25" table:default-cell-style-name="odfdo_auto_34"/>
        <table:table-column table:style-name="co14" table:default-cell-style-name="odfdo_auto_55"/>
        <table:table-column table:style-name="co65" table:default-cell-style-name="odfdo_auto_3"/>
        <table:table-column table:style-name="co66" table:default-cell-style-name="odfdo_auto_26"/>
        <table:table-column table:style-name="co4" table:default-cell-style-name="odfdo_auto_55"/>
        <table:table-column table:style-name="co18" table:default-cell-style-name="odfdo_auto_26"/>
        <table:table-column table:style-name="co5" table:default-cell-style-name="odfdo_auto_7"/>
        <table:table-column table:style-name="co67" table:default-cell-style-name="odfdo_auto_26"/>
        <table:table-column table:style-name="co68" table:default-cell-style-name="odfdo_auto_26"/>
        <table:table-column table:style-name="co69" table:default-cell-style-name="odfdo_auto_27"/>
        <table:table-column table:style-name="co20" table:default-cell-style-name="odfdo_auto_28"/>
        <table:table-column table:style-name="co70" table:default-cell-style-name="odfdo_auto_26"/>
        <table:table-column table:style-name="co71" table:default-cell-style-name="odfdo_auto_7"/>
        <table:table-column table:style-name="co72" table:default-cell-style-name="odfdo_auto_7"/>
        <table:table-column table:style-name="co73" table:default-cell-style-name="odfdo_auto_7"/>
        <table:table-column table:style-name="co5" table:default-cell-style-name="odfdo_auto_7"/>
        <table:table-column table:style-name="co9" table:default-cell-style-name="odfdo_auto_7"/>
        <table:table-column table:style-name="co28" table:default-cell-style-name="odfdo_auto_18"/>
        <table:table-column table:style-name="co74" table:default-cell-style-name="odfdo_auto_19"/>
        <table:table-column table:style-name="co9" table:default-cell-style-name="odfdo_auto_7"/>
        <table:table-column table:style-name="co75" table:default-cell-style-name="odfdo_auto_7"/>
        <table:table-column table:style-name="co59" table:default-cell-style-name="odfdo_auto_7"/>
        <table:table-column table:style-name="co62" table:default-cell-style-name="odfdo_auto_7"/>
        <table:table-column table:style-name="co23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L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25" office:value-type="string" calcext:value-type="string">
            <text:p>Expression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4" table:style-name="odfdo_auto_41" office:value-type="string" calcext:value-type="string">
            <text:p>TypeError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Integer | 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table:style-name="odfdo_auto_42" office:value-type="string" calcext:value-type="string">
            <text:p>Integer | Rational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3" table:style-name="odfdo_auto_35" office:value-type="string" calcext:value-type="string">
            <text:p>Expression | RuntimeError</text:p>
          </table:table-cell>
          <table:table-cell table:style-name="Default" table:number-columns-repeated="16359"/>
        </table:table-row>
        <table:table-row table:style-name="ro1">
          <table:table-cell table:number-columns-repeated="2"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Integer | Expression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45" office:value-type="string" calcext:value-type="string">
            <text:p>AttributeError | PolynomialRealDense</text:p>
          </table:table-cell>
          <table:table-cell table:style-name="odfdo_auto_44" office:value-type="string" calcext:value-type="string">
            <text:p>AttributeError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44" office:value-type="string" calcext:value-type="string">
            <text:p>AttributeError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Integer | 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Integer | RealNumber</text:p>
          </table:table-cell>
          <table:table-cell table:style-name="odfdo_auto_37" office:value-type="string" calcext:value-type="string">
            <text:p>Expression | Integer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Integer | 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4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46" office:value-type="string" calcext:value-type="string">
            <text:p>Integer | TypeError</text:p>
          </table:table-cell>
          <table:table-cell table:style-name="odfdo_auto_55" office:value-type="string" calcext:value-type="string">
            <text:p>TypeError</text:p>
          </table:table-cell>
          <table:table-cell table:number-columns-repeated="5" table:style-name="odfdo_auto_46" office:value-type="string" calcext:value-type="string">
            <text:p>Integer | TypeError</text:p>
          </table:table-cell>
          <table:table-cell table:number-columns-repeated="12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office:value-type="string" calcext:value-type="string">
            <text:p>Integer | 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Integ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Expression | Integer</text:p>
          </table:table-cell>
          <table:table-cell table:number-columns-repeated="2" table:style-name="odfdo_auto_26" office:value-type="string" calcext:value-type="string">
            <text:p>Expression | Integer</text:p>
          </table:table-cell>
          <table:table-cell office:value-type="string" calcext:value-type="string">
            <text:p>Expression | Integer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AttributeError</text:p>
          </table:table-cell>
          <table:table-cell table:style-name="odfdo_auto_55" office:value-type="string" calcext:value-type="string">
            <text:p>AttributeError</text:p>
          </table:table-cell>
          <table:table-cell table:style-name="odfdo_auto_55" office:value-type="string" calcext:value-type="string">
            <text:p>RuntimeError | ValueError</text:p>
          </table:table-cell>
          <table:table-cell office:value-type="string" calcext:value-type="string">
            <text:p>TypeError</text:p>
          </table:table-cell>
          <table:table-cell table:style-name="odfdo_auto_55" office:value-type="string" calcext:value-type="string">
            <text:p>RuntimeError | ValueError</text:p>
          </table:table-cell>
          <table:table-cell table:style-name="odfdo_auto_55" office:value-type="string" calcext:value-type="string">
            <text:p>ValueError</text:p>
          </table:table-cell>
          <table:table-cell table:number-columns-repeated="5" table:style-name="odfdo_auto_55" office:value-type="string" calcext:value-type="string">
            <text:p>RuntimeError | ValueError</text:p>
          </table:table-cell>
          <table:table-cell table:number-columns-repeated="12" table:style-name="odfdo_auto_55" office:value-type="string" calcext:value-type="string">
            <text:p>ValueError</text:p>
          </table:table-cell>
          <table:table-cell table:style-name="Default" table:number-columns-repeated="16359"/>
        </table:table-row>
      </table:table>
      <table:table table:name="hankel1" table:style-name="ta1">
        <table:table-column table:style-name="co76" table:default-cell-style-name="Default"/>
        <table:table-column table:style-name="co77" table:default-cell-style-name="odfdo_auto_7"/>
        <table:table-column table:style-name="co78" table:default-cell-style-name="odfdo_auto_7"/>
        <table:table-column table:style-name="co78" table:default-cell-style-name="odfdo_auto_3"/>
        <table:table-column table:style-name="co79" table:default-cell-style-name="odfdo_auto_7"/>
        <table:table-column table:style-name="co4" table:default-cell-style-name="odfdo_auto_55"/>
        <table:table-column table:style-name="co80" table:default-cell-style-name="odfdo_auto_7"/>
        <table:table-column table:style-name="co5" table:default-cell-style-name="odfdo_auto_7"/>
        <table:table-column table:style-name="co81" table:default-cell-style-name="odfdo_auto_7"/>
        <table:table-column table:style-name="co82" table:default-cell-style-name="odfdo_auto_7"/>
        <table:table-column table:style-name="co83" table:default-cell-style-name="odfdo_auto_28"/>
        <table:table-column table:style-name="co84" table:default-cell-style-name="odfdo_auto_28"/>
        <table:table-column table:style-name="co85" table:default-cell-style-name="odfdo_auto_7"/>
        <table:table-column table:style-name="co9" table:default-cell-style-name="odfdo_auto_7"/>
        <table:table-column table:style-name="co79" table:default-cell-style-name="odfdo_auto_18"/>
        <table:table-column table:style-name="co86" table:default-cell-style-name="odfdo_auto_19"/>
        <table:table-column table:style-name="co5" table:default-cell-style-name="odfdo_auto_7"/>
        <table:table-column table:style-name="co87" table:default-cell-style-name="odfdo_auto_7"/>
        <table:table-column table:style-name="co74" table:default-cell-style-name="odfdo_auto_18"/>
        <table:table-column table:style-name="co28" table:default-cell-style-name="odfdo_auto_19"/>
        <table:table-column table:style-name="co9" table:default-cell-style-name="odfdo_auto_7"/>
        <table:table-column table:style-name="co88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2" table:style-name="ta1">
        <table:table-column table:style-name="co9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55"/>
        <table:table-column table:style-name="co2" table:default-cell-style-name="odfdo_auto_7"/>
        <table:table-column table:style-name="co5" table:default-cell-style-name="odfdo_auto_7"/>
        <table:table-column table:style-name="co92" table:number-columns-repeated="2" table:default-cell-style-name="odfdo_auto_7"/>
        <table:table-column table:style-name="co3" table:number-columns-repeated="2" table:default-cell-style-name="odfdo_auto_28"/>
        <table:table-column table:style-name="co2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8" office:value-type="string" calcext:value-type="string">
            <text:p>Expression | complex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9" office:value-type="string" calcext:value-type="string">
            <text:p>Expression | ComplexDoubleElement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J" table:style-name="ta1">
        <office:forms form:automatic-focus="false" form:apply-design-mode="false"/>
        <table:table-column table:style-name="co93" table:default-cell-style-name="Default"/>
        <table:table-column table:style-name="co94" table:default-cell-style-name="odfdo_auto_7"/>
        <table:table-column table:style-name="co95" table:default-cell-style-name="odfdo_auto_7"/>
        <table:table-column table:style-name="co96" table:default-cell-style-name="odfdo_auto_3"/>
        <table:table-column table:style-name="co97" table:default-cell-style-name="odfdo_auto_7"/>
        <table:table-column table:style-name="co4" table:default-cell-style-name="odfdo_auto_55"/>
        <table:table-column table:style-name="co97" table:default-cell-style-name="odfdo_auto_7"/>
        <table:table-column table:style-name="co5" table:default-cell-style-name="odfdo_auto_7"/>
        <table:table-column table:style-name="co98" table:default-cell-style-name="odfdo_auto_7"/>
        <table:table-column table:style-name="co99" table:default-cell-style-name="odfdo_auto_7"/>
        <table:table-column table:style-name="co100" table:default-cell-style-name="odfdo_auto_7"/>
        <table:table-column table:style-name="co101" table:default-cell-style-name="odfdo_auto_28"/>
        <table:table-column table:style-name="co102" table:default-cell-style-name="odfdo_auto_7"/>
        <table:table-column table:style-name="co103" table:default-cell-style-name="odfdo_auto_7"/>
        <table:table-column table:style-name="co104" table:default-cell-style-name="odfdo_auto_7"/>
        <table:table-column table:style-name="co105" table:default-cell-style-name="odfdo_auto_7"/>
        <table:table-column table:style-name="co5" table:default-cell-style-name="odfdo_auto_7"/>
        <table:table-column table:style-name="co103" table:default-cell-style-name="odfdo_auto_7"/>
        <table:table-column table:style-name="co96" table:default-cell-style-name="odfdo_auto_18"/>
        <table:table-column table:style-name="co106" table:default-cell-style-name="odfdo_auto_19"/>
        <table:table-column table:style-name="co9" table:default-cell-style-name="odfdo_auto_7"/>
        <table:table-column table:style-name="co107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J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Y" table:style-name="ta1">
        <office:forms form:automatic-focus="false" form:apply-design-mode="false"/>
        <table:table-column table:style-name="co26" table:default-cell-style-name="Default"/>
        <table:table-column table:style-name="co97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97" table:default-cell-style-name="odfdo_auto_7"/>
        <table:table-column table:style-name="co4" table:default-cell-style-name="odfdo_auto_55"/>
        <table:table-column table:style-name="co97" table:default-cell-style-name="odfdo_auto_7"/>
        <table:table-column table:style-name="co5" table:default-cell-style-name="odfdo_auto_7"/>
        <table:table-column table:style-name="co3" table:number-columns-repeated="3" table:default-cell-style-name="odfdo_auto_7"/>
        <table:table-column table:style-name="co3" table:default-cell-style-name="odfdo_auto_28"/>
        <table:table-column table:style-name="co108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bessel_Y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9" office:value-type="string" calcext:value-type="string">
            <text:p>Expression | complex | float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49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0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9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7" office:value-type="string" calcext:value-type="string">
            <text:p>Expression | Real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2" office:value-type="string" calcext:value-type="string">
            <text:p>RealNumber | ComplexNumber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table:style-name="odfdo_auto_32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32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table:style-name="odfdo_auto_33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53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33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1" table:style-name="ta1">
        <office:forms form:automatic-focus="false" form:apply-design-mode="false"/>
        <table:table-column table:style-name="co109" table:default-cell-style-name="Default"/>
        <table:table-column table:style-name="co110" table:default-cell-style-name="odfdo_auto_7"/>
        <table:table-column table:style-name="co111" table:default-cell-style-name="odfdo_auto_7"/>
        <table:table-column table:style-name="co112" table:default-cell-style-name="odfdo_auto_3"/>
        <table:table-column table:style-name="co113" table:default-cell-style-name="odfdo_auto_7"/>
        <table:table-column table:style-name="co4" table:default-cell-style-name="odfdo_auto_55"/>
        <table:table-column table:style-name="co114" table:default-cell-style-name="odfdo_auto_7"/>
        <table:table-column table:style-name="co5" table:default-cell-style-name="odfdo_auto_7"/>
        <table:table-column table:style-name="co115" table:default-cell-style-name="odfdo_auto_7"/>
        <table:table-column table:style-name="co113" table:default-cell-style-name="odfdo_auto_7"/>
        <table:table-column table:style-name="co116" table:default-cell-style-name="odfdo_auto_28"/>
        <table:table-column table:style-name="co117" table:default-cell-style-name="odfdo_auto_28"/>
        <table:table-column table:style-name="co118" table:default-cell-style-name="odfdo_auto_7"/>
        <table:table-column table:style-name="co119" table:default-cell-style-name="odfdo_auto_7"/>
        <table:table-column table:style-name="co96" table:default-cell-style-name="odfdo_auto_18"/>
        <table:table-column table:style-name="co120" table:default-cell-style-name="odfdo_auto_19"/>
        <table:table-column table:style-name="co5" table:default-cell-style-name="odfdo_auto_7"/>
        <table:table-column table:style-name="co121" table:default-cell-style-name="odfdo_auto_7"/>
        <table:table-column table:style-name="co122" table:default-cell-style-name="odfdo_auto_18"/>
        <table:table-column table:style-name="co120" table:default-cell-style-name="odfdo_auto_19"/>
        <table:table-column table:style-name="co9" table:default-cell-style-name="odfdo_auto_7"/>
        <table:table-column table:style-name="co123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1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51" office:value-type="string" calcext:value-type="string">
            <text:p>Expression | ComplexDoubleElement | RealDoubleElement_gs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hankel2" table:style-name="ta1">
        <office:forms form:automatic-focus="false" form:apply-design-mode="false"/>
        <table:table-column table:style-name="co124" table:default-cell-style-name="Default"/>
        <table:table-column table:style-name="co110" table:default-cell-style-name="odfdo_auto_7"/>
        <table:table-column table:style-name="co111" table:default-cell-style-name="odfdo_auto_7"/>
        <table:table-column table:style-name="co122" table:default-cell-style-name="odfdo_auto_3"/>
        <table:table-column table:style-name="co125" table:default-cell-style-name="odfdo_auto_7"/>
        <table:table-column table:style-name="co4" table:default-cell-style-name="odfdo_auto_55"/>
        <table:table-column table:style-name="co108" table:default-cell-style-name="odfdo_auto_7"/>
        <table:table-column table:style-name="co5" table:default-cell-style-name="odfdo_auto_7"/>
        <table:table-column table:style-name="co3" table:number-columns-repeated="2" table:default-cell-style-name="odfdo_auto_7"/>
        <table:table-column table:style-name="co3" table:number-columns-repeated="2" table:default-cell-style-name="odfdo_auto_28"/>
        <table:table-column table:style-name="co108" table:default-cell-style-name="odfdo_auto_7"/>
        <table:table-column table:style-name="co7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0" table:default-cell-style-name="odfdo_auto_7"/>
        <table:table-column table:style-name="co5" table:default-cell-style-name="odfdo_auto_7"/>
        <table:table-column table:style-name="co89" table:default-cell-style-name="odfdo_auto_7"/>
        <table:table-column table:style-name="co90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pherical_hankel2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7" office:value-type="string" calcext:value-type="string">
            <text:p>Expression | complex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47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7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55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55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47" office:value-type="string" calcext:value-type="string">
            <text:p>Expression | complex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1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table:style-name="odfdo_auto_28" office:value-type="string" calcext:value-type="string">
            <text:p>Expression | ComplexNumber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office:value-type="string" calcext:value-type="string">
            <text:p>Expression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8" office:value-type="string" calcext:value-type="string">
            <text:p>Expression | ComplexDoubleElement</text:p>
          </table:table-cell>
          <table:table-cell table:style-name="odfdo_auto_31" office:value-type="string" calcext:value-type="string">
            <text:p>Expression | PolynomialRealDense</text:p>
          </table:table-cell>
          <table:table-cell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48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00/00/00</text:date>, <text:time style:data-style-name="N2" text:time-value="23:55:39.274300852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